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304cm"/>
    </style:style>
    <style:style style:name="co3" style:family="table-column">
      <style:table-column-properties fo:break-before="auto" style:column-width="0.99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 office:value-type="float" office:value="256">
            <text:p>256</text:p>
          </table:table-cell>
          <table:table-cell office:value-type="string">
            <text:p>droidassault</text:p>
          </table:table-cell>
          <table:table-cell office:value-type="float" office:value="0.714645">
            <text:p>0,71</text:p>
          </table:table-cell>
          <table:table-cell table:number-columns-repeated="14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a</text:p>
          </table:table-cell>
          <table:table-cell office:value-type="float" office:value="0.750446">
            <text:p>0,75</text:p>
          </table:table-cell>
          <table:table-cell table:number-columns-repeated="14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fr-063</text:p>
          </table:table-cell>
          <table:table-cell office:value-type="float" office:value="0.945072">
            <text:p>0,95</text:p>
          </table:table-cell>
          <table:table-cell table:number-columns-repeated="14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minecraft2</text:p>
          </table:table-cell>
          <table:table-cell office:value-type="float" office:value="0.966246">
            <text:p>0,97</text:p>
          </table:table-cell>
          <table:table-cell table:number-columns-repeated="14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cim</text:p>
          </table:table-cell>
          <table:table-cell office:value-type="float" office:value="1.022">
            <text:p>1,02</text:p>
          </table:table-cell>
          <table:table-cell table:number-columns-repeated="14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amnesiamfp</text:p>
          </table:table-cell>
          <table:table-cell office:value-type="float" office:value="1.02418">
            <text:p>1,02</text:p>
          </table:table-cell>
          <table:table-cell table:number-columns-repeated="6"/>
          <table:table-cell office:value-type="float" office:value="256">
            <text:p>256</text:p>
          </table:table-cell>
          <table:table-cell office:value-type="float" office:value="384">
            <text:p>384</text:p>
          </table:table-cell>
          <table:table-cell office:value-type="float" office:value="512">
            <text:p>512</text:p>
          </table:table-cell>
          <table:table-cell office:value-type="float" office:value="1536">
            <text:p>1536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fr-043</text:p>
          </table:table-cell>
          <table:table-cell office:value-type="float" office:value="1.0478">
            <text:p>1,05</text:p>
          </table:table-cell>
          <table:table-cell table:number-columns-repeated="4"/>
          <table:table-cell office:value-type="float" office:value="256">
            <text:p>256</text:p>
          </table:table-cell>
          <table:table-cell office:value-type="string">
            <text:p>droidassault</text:p>
          </table:table-cell>
          <table:table-cell table:formula="of:=IF([.A1]=[.J6]; [.C1];&quot;&quot;)" office:value-type="float" office:value="0.714645">
            <text:p>0,71</text:p>
          </table:table-cell>
          <table:table-cell table:formula="of:=IF([.A1]=384; [.C1];&quot;&quot;)">
            <text:p/>
          </table:table-cell>
          <table:table-cell table:formula="of:=IF([.A1]=512; [.C1];&quot;&quot;)">
            <text:p/>
          </table:table-cell>
          <table:table-cell table:formula="of:=IF([.A1]=1536; [.C1];&quot;&quot;)">
            <text:p/>
          </table:table-cell>
          <table:table-cell table:formula="of:=IF([.A1]=2048; [.C1];&quot;&quot;)">
            <text:p/>
          </table:table-cell>
          <table:table-cell table:formula="of:=IF([.A1]=4096; [.C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heaven2</text:p>
          </table:table-cell>
          <table:table-cell office:value-type="float" office:value="1.07322">
            <text:p>1,07</text:p>
          </table:table-cell>
          <table:table-cell table:number-columns-repeated="4"/>
          <table:table-cell office:value-type="float" office:value="256">
            <text:p>256</text:p>
          </table:table-cell>
          <table:table-cell office:value-type="string">
            <text:p>pa</text:p>
          </table:table-cell>
          <table:table-cell table:formula="of:=IF([.A2]=256; [.C2];&quot;&quot;)" office:value-type="float" office:value="0.750446">
            <text:p>0,75</text:p>
          </table:table-cell>
          <table:table-cell table:formula="of:=IF([.A2]=384; [.C2];&quot;&quot;)">
            <text:p/>
          </table:table-cell>
          <table:table-cell table:formula="of:=IF([.A2]=512; [.C2];&quot;&quot;)">
            <text:p/>
          </table:table-cell>
          <table:table-cell table:formula="of:=IF([.A2]=1536; [.C2];&quot;&quot;)">
            <text:p/>
          </table:table-cell>
          <table:table-cell table:formula="of:=IF([.A2]=2048; [.C2];&quot;&quot;)">
            <text:p/>
          </table:table-cell>
          <table:table-cell table:formula="of:=IF([.A2]=4096; [.C2];&quot;&quot;)">
            <text:p/>
          </table:table-cell>
          <table:table-cell/>
          <table:table-cell>
            <draw:frame table:end-cell-address="Sheet1.W32" table:end-x="2.035cm" table:end-y="0.266cm" draw:z-index="0" draw:style-name="gr1" svg:width="15.577cm" svg:height="10.34cm" svg:x="0.007cm" svg:y="0.133cm">
              <draw:object draw:notify-on-update-of-ranges="Sheet1.I7:Sheet1.I19 Sheet1.J7:Sheet1.J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cim2</text:p>
          </table:table-cell>
          <table:table-cell office:value-type="float" office:value="1.08001">
            <text:p>1,08</text:p>
          </table:table-cell>
          <table:table-cell table:number-columns-repeated="4"/>
          <table:table-cell office:value-type="float" office:value="256">
            <text:p>256</text:p>
          </table:table-cell>
          <table:table-cell office:value-type="string">
            <text:p>fr-063</text:p>
          </table:table-cell>
          <table:table-cell table:formula="of:=IF([.A3]=256; [.C3];&quot;&quot;)" office:value-type="float" office:value="0.945072">
            <text:p>0,95</text:p>
          </table:table-cell>
          <table:table-cell table:formula="of:=IF([.A3]=384; [.C3];&quot;&quot;)">
            <text:p/>
          </table:table-cell>
          <table:table-cell table:formula="of:=IF([.A3]=512; [.C3];&quot;&quot;)">
            <text:p/>
          </table:table-cell>
          <table:table-cell table:formula="of:=IF([.A3]=1536; [.C3];&quot;&quot;)">
            <text:p/>
          </table:table-cell>
          <table:table-cell table:formula="of:=IF([.A3]=2048; [.C3];&quot;&quot;)">
            <text:p/>
          </table:table-cell>
          <table:table-cell table:formula="of:=IF([.A3]=4096; [.C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anna</text:p>
          </table:table-cell>
          <table:table-cell office:value-type="float" office:value="1.23839">
            <text:p>1,24</text:p>
          </table:table-cell>
          <table:table-cell table:number-columns-repeated="4"/>
          <table:table-cell office:value-type="float" office:value="256">
            <text:p>256</text:p>
          </table:table-cell>
          <table:table-cell office:value-type="string">
            <text:p>minecraft2</text:p>
          </table:table-cell>
          <table:table-cell table:formula="of:=IF([.A4]=256; [.C4];&quot;&quot;)" office:value-type="float" office:value="0.966246">
            <text:p>0,97</text:p>
          </table:table-cell>
          <table:table-cell table:formula="of:=IF([.A4]=384; [.C4];&quot;&quot;)">
            <text:p/>
          </table:table-cell>
          <table:table-cell table:formula="of:=IF([.A4]=512; [.C4];&quot;&quot;)">
            <text:p/>
          </table:table-cell>
          <table:table-cell table:formula="of:=IF([.A4]=1536; [.C4];&quot;&quot;)">
            <text:p/>
          </table:table-cell>
          <table:table-cell table:formula="of:=IF([.A4]=2048; [.C4];&quot;&quot;)">
            <text:p/>
          </table:table-cell>
          <table:table-cell table:formula="of:=IF([.A4]=4096; [.C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heaven</text:p>
          </table:table-cell>
          <table:table-cell office:value-type="float" office:value="1.2863">
            <text:p>1,29</text:p>
          </table:table-cell>
          <table:table-cell table:number-columns-repeated="4"/>
          <table:table-cell office:value-type="float" office:value="256">
            <text:p>256</text:p>
          </table:table-cell>
          <table:table-cell office:value-type="string">
            <text:p>cim</text:p>
          </table:table-cell>
          <table:table-cell table:formula="of:=IF([.A5]=256; [.C5];&quot;&quot;)" office:value-type="float" office:value="1.022">
            <text:p>1,02</text:p>
          </table:table-cell>
          <table:table-cell table:formula="of:=IF([.A5]=384; [.C5];&quot;&quot;)">
            <text:p/>
          </table:table-cell>
          <table:table-cell table:formula="of:=IF([.A5]=512; [.C5];&quot;&quot;)">
            <text:p/>
          </table:table-cell>
          <table:table-cell table:formula="of:=IF([.A5]=1536; [.C5];&quot;&quot;)">
            <text:p/>
          </table:table-cell>
          <table:table-cell table:formula="of:=IF([.A5]=2048; [.C5];&quot;&quot;)">
            <text:p/>
          </table:table-cell>
          <table:table-cell table:formula="of:=IF([.A5]=4096; [.C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skyrim</text:p>
          </table:table-cell>
          <table:table-cell office:value-type="float" office:value="1.4045">
            <text:p>1,4</text:p>
          </table:table-cell>
          <table:table-cell table:number-columns-repeated="4"/>
          <table:table-cell office:value-type="float" office:value="256">
            <text:p>256</text:p>
          </table:table-cell>
          <table:table-cell office:value-type="string">
            <text:p>amnesiamfp</text:p>
          </table:table-cell>
          <table:table-cell table:formula="of:=IF([.A6]=256; [.C6];&quot;&quot;)" office:value-type="float" office:value="1.02418">
            <text:p>1,02</text:p>
          </table:table-cell>
          <table:table-cell table:formula="of:=IF([.A6]=384; [.C6];&quot;&quot;)">
            <text:p/>
          </table:table-cell>
          <table:table-cell table:formula="of:=IF([.A6]=512; [.C6];&quot;&quot;)">
            <text:p/>
          </table:table-cell>
          <table:table-cell table:formula="of:=IF([.A6]=1536; [.C6];&quot;&quot;)">
            <text:p/>
          </table:table-cell>
          <table:table-cell table:formula="of:=IF([.A6]=2048; [.C6];&quot;&quot;)">
            <text:p/>
          </table:table-cell>
          <table:table-cell table:formula="of:=IF([.A6]=4096; [.C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xonotic</text:p>
          </table:table-cell>
          <table:table-cell office:value-type="float" office:value="1.6638">
            <text:p>1,66</text:p>
          </table:table-cell>
          <table:table-cell table:number-columns-repeated="4"/>
          <table:table-cell office:value-type="float" office:value="256">
            <text:p>256</text:p>
          </table:table-cell>
          <table:table-cell office:value-type="string">
            <text:p>fr-043</text:p>
          </table:table-cell>
          <table:table-cell table:formula="of:=IF([.A7]=256; [.C7];&quot;&quot;)" office:value-type="float" office:value="1.0478">
            <text:p>1,05</text:p>
          </table:table-cell>
          <table:table-cell table:formula="of:=IF([.A7]=384; [.C7];&quot;&quot;)">
            <text:p/>
          </table:table-cell>
          <table:table-cell table:formula="of:=IF([.A7]=512; [.C7];&quot;&quot;)">
            <text:p/>
          </table:table-cell>
          <table:table-cell table:formula="of:=IF([.A7]=1536; [.C7];&quot;&quot;)">
            <text:p/>
          </table:table-cell>
          <table:table-cell table:formula="of:=IF([.A7]=2048; [.C7];&quot;&quot;)">
            <text:p/>
          </table:table-cell>
          <table:table-cell table:formula="of:=IF([.A7]=4096; [.C7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fr-043</text:p>
          </table:table-cell>
          <table:table-cell office:value-type="float" office:value="0.810997">
            <text:p>0,81</text:p>
          </table:table-cell>
          <table:table-cell table:number-columns-repeated="4"/>
          <table:table-cell office:value-type="float" office:value="256">
            <text:p>256</text:p>
          </table:table-cell>
          <table:table-cell office:value-type="string">
            <text:p>heaven2</text:p>
          </table:table-cell>
          <table:table-cell table:formula="of:=IF([.A8]=256; [.C8];&quot;&quot;)" office:value-type="float" office:value="1.07322">
            <text:p>1,07</text:p>
          </table:table-cell>
          <table:table-cell table:formula="of:=IF([.A8]=384; [.C8];&quot;&quot;)">
            <text:p/>
          </table:table-cell>
          <table:table-cell table:formula="of:=IF([.A8]=512; [.C8];&quot;&quot;)">
            <text:p/>
          </table:table-cell>
          <table:table-cell table:formula="of:=IF([.A8]=1536; [.C8];&quot;&quot;)">
            <text:p/>
          </table:table-cell>
          <table:table-cell table:formula="of:=IF([.A8]=2048; [.C8];&quot;&quot;)">
            <text:p/>
          </table:table-cell>
          <table:table-cell table:formula="of:=IF([.A8]=4096; [.C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pa</text:p>
          </table:table-cell>
          <table:table-cell office:value-type="float" office:value="0.829961">
            <text:p>0,83</text:p>
          </table:table-cell>
          <table:table-cell table:number-columns-repeated="4"/>
          <table:table-cell office:value-type="float" office:value="256">
            <text:p>256</text:p>
          </table:table-cell>
          <table:table-cell office:value-type="string">
            <text:p>cim2</text:p>
          </table:table-cell>
          <table:table-cell table:formula="of:=IF([.A9]=256; [.C9];&quot;&quot;)" office:value-type="float" office:value="1.08001">
            <text:p>1,08</text:p>
          </table:table-cell>
          <table:table-cell table:formula="of:=IF([.A9]=384; [.C9];&quot;&quot;)">
            <text:p/>
          </table:table-cell>
          <table:table-cell table:formula="of:=IF([.A9]=512; [.C9];&quot;&quot;)">
            <text:p/>
          </table:table-cell>
          <table:table-cell table:formula="of:=IF([.A9]=1536; [.C9];&quot;&quot;)">
            <text:p/>
          </table:table-cell>
          <table:table-cell table:formula="of:=IF([.A9]=2048; [.C9];&quot;&quot;)">
            <text:p/>
          </table:table-cell>
          <table:table-cell table:formula="of:=IF([.A9]=4096; [.C9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youshould</text:p>
          </table:table-cell>
          <table:table-cell office:value-type="float" office:value="0.935747">
            <text:p>0,94</text:p>
          </table:table-cell>
          <table:table-cell table:number-columns-repeated="4"/>
          <table:table-cell office:value-type="float" office:value="256">
            <text:p>256</text:p>
          </table:table-cell>
          <table:table-cell office:value-type="string">
            <text:p>anna</text:p>
          </table:table-cell>
          <table:table-cell table:formula="of:=IF([.A10]=256; [.C10];&quot;&quot;)" office:value-type="float" office:value="1.23839">
            <text:p>1,24</text:p>
          </table:table-cell>
          <table:table-cell table:formula="of:=IF([.A10]=384; [.C10];&quot;&quot;)">
            <text:p/>
          </table:table-cell>
          <table:table-cell table:formula="of:=IF([.A10]=512; [.C10];&quot;&quot;)">
            <text:p/>
          </table:table-cell>
          <table:table-cell table:formula="of:=IF([.A10]=1536; [.C10];&quot;&quot;)">
            <text:p/>
          </table:table-cell>
          <table:table-cell table:formula="of:=IF([.A10]=2048; [.C10];&quot;&quot;)">
            <text:p/>
          </table:table-cell>
          <table:table-cell table:formula="of:=IF([.A10]=4096; [.C10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cim2</text:p>
          </table:table-cell>
          <table:table-cell office:value-type="float" office:value="0.963517">
            <text:p>0,96</text:p>
          </table:table-cell>
          <table:table-cell table:number-columns-repeated="4"/>
          <table:table-cell office:value-type="float" office:value="256">
            <text:p>256</text:p>
          </table:table-cell>
          <table:table-cell office:value-type="string">
            <text:p>heaven</text:p>
          </table:table-cell>
          <table:table-cell table:formula="of:=IF([.A11]=256; [.C11];&quot;&quot;)" office:value-type="float" office:value="1.2863">
            <text:p>1,29</text:p>
          </table:table-cell>
          <table:table-cell table:formula="of:=IF([.A11]=384; [.C11];&quot;&quot;)">
            <text:p/>
          </table:table-cell>
          <table:table-cell table:formula="of:=IF([.A11]=512; [.C11];&quot;&quot;)">
            <text:p/>
          </table:table-cell>
          <table:table-cell table:formula="of:=IF([.A11]=1536; [.C11];&quot;&quot;)">
            <text:p/>
          </table:table-cell>
          <table:table-cell table:formula="of:=IF([.A11]=2048; [.C11];&quot;&quot;)">
            <text:p/>
          </table:table-cell>
          <table:table-cell table:formula="of:=IF([.A11]=4096; [.C1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anna</text:p>
          </table:table-cell>
          <table:table-cell office:value-type="float" office:value="1.135">
            <text:p>1,14</text:p>
          </table:table-cell>
          <table:table-cell table:number-columns-repeated="4"/>
          <table:table-cell office:value-type="float" office:value="256">
            <text:p>256</text:p>
          </table:table-cell>
          <table:table-cell office:value-type="string">
            <text:p>skyrim</text:p>
          </table:table-cell>
          <table:table-cell table:formula="of:=IF([.A12]=256; [.C12];&quot;&quot;)" office:value-type="float" office:value="1.4045">
            <text:p>1,4</text:p>
          </table:table-cell>
          <table:table-cell table:formula="of:=IF([.A12]=384; [.C12];&quot;&quot;)">
            <text:p/>
          </table:table-cell>
          <table:table-cell table:formula="of:=IF([.A12]=512; [.C12];&quot;&quot;)">
            <text:p/>
          </table:table-cell>
          <table:table-cell table:formula="of:=IF([.A12]=1536; [.C12];&quot;&quot;)">
            <text:p/>
          </table:table-cell>
          <table:table-cell table:formula="of:=IF([.A12]=2048; [.C12];&quot;&quot;)">
            <text:p/>
          </table:table-cell>
          <table:table-cell table:formula="of:=IF([.A12]=4096; [.C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xonotic</text:p>
          </table:table-cell>
          <table:table-cell office:value-type="float" office:value="1.33819">
            <text:p>1,34</text:p>
          </table:table-cell>
          <table:table-cell table:number-columns-repeated="4"/>
          <table:table-cell office:value-type="float" office:value="256">
            <text:p>256</text:p>
          </table:table-cell>
          <table:table-cell office:value-type="string">
            <text:p>xonotic</text:p>
          </table:table-cell>
          <table:table-cell table:formula="of:=IF([.A13]=256; [.C13];&quot;&quot;)" office:value-type="float" office:value="1.6638">
            <text:p>1,66</text:p>
          </table:table-cell>
          <table:table-cell table:formula="of:=IF([.A13]=384; [.C13];&quot;&quot;)">
            <text:p/>
          </table:table-cell>
          <table:table-cell table:formula="of:=IF([.A13]=512; [.C13];&quot;&quot;)">
            <text:p/>
          </table:table-cell>
          <table:table-cell table:formula="of:=IF([.A13]=1536; [.C13];&quot;&quot;)">
            <text:p/>
          </table:table-cell>
          <table:table-cell table:formula="of:=IF([.A13]=2048; [.C13];&quot;&quot;)">
            <text:p/>
          </table:table-cell>
          <table:table-cell table:formula="of:=IF([.A13]=4096; [.C1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skyrim</text:p>
          </table:table-cell>
          <table:table-cell office:value-type="float" office:value="1.35893">
            <text:p>1,36</text:p>
          </table:table-cell>
          <table:table-cell table:number-columns-repeated="4"/>
          <table:table-cell office:value-type="float" office:value="384">
            <text:p>384</text:p>
          </table:table-cell>
          <table:table-cell office:value-type="string">
            <text:p>fr-043</text:p>
          </table:table-cell>
          <table:table-cell table:formula="of:=IF([.A14]=256; [.C14];&quot;&quot;)">
            <text:p/>
          </table:table-cell>
          <table:table-cell table:formula="of:=IF([.A14]=384; [.C14];&quot;&quot;)" office:value-type="float" office:value="0.810997">
            <text:p>0,81</text:p>
          </table:table-cell>
          <table:table-cell table:formula="of:=IF([.A14]=512; [.C14];&quot;&quot;)">
            <text:p/>
          </table:table-cell>
          <table:table-cell table:formula="of:=IF([.A14]=1536; [.C14];&quot;&quot;)">
            <text:p/>
          </table:table-cell>
          <table:table-cell table:formula="of:=IF([.A14]=2048; [.C14];&quot;&quot;)">
            <text:p/>
          </table:table-cell>
          <table:table-cell table:formula="of:=IF([.A14]=4096; [.C1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youshould</text:p>
          </table:table-cell>
          <table:table-cell office:value-type="float" office:value="0.975603">
            <text:p>0,98</text:p>
          </table:table-cell>
          <table:table-cell table:number-columns-repeated="4"/>
          <table:table-cell office:value-type="float" office:value="384">
            <text:p>384</text:p>
          </table:table-cell>
          <table:table-cell office:value-type="string">
            <text:p>pa</text:p>
          </table:table-cell>
          <table:table-cell table:formula="of:=IF([.A15]=256; [.C15];&quot;&quot;)">
            <text:p/>
          </table:table-cell>
          <table:table-cell table:formula="of:=IF([.A15]=384; [.C15];&quot;&quot;)" office:value-type="float" office:value="0.829961">
            <text:p>0,83</text:p>
          </table:table-cell>
          <table:table-cell table:formula="of:=IF([.A15]=512; [.C15];&quot;&quot;)">
            <text:p/>
          </table:table-cell>
          <table:table-cell table:formula="of:=IF([.A15]=1536; [.C15];&quot;&quot;)">
            <text:p/>
          </table:table-cell>
          <table:table-cell table:formula="of:=IF([.A15]=2048; [.C15];&quot;&quot;)">
            <text:p/>
          </table:table-cell>
          <table:table-cell table:formula="of:=IF([.A15]=4096; [.C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fr-043</text:p>
          </table:table-cell>
          <table:table-cell office:value-type="float" office:value="0.984973">
            <text:p>0,98</text:p>
          </table:table-cell>
          <table:table-cell table:number-columns-repeated="4"/>
          <table:table-cell office:value-type="float" office:value="384">
            <text:p>384</text:p>
          </table:table-cell>
          <table:table-cell office:value-type="string">
            <text:p>youshould</text:p>
          </table:table-cell>
          <table:table-cell table:formula="of:=IF([.A16]=256; [.C16];&quot;&quot;)">
            <text:p/>
          </table:table-cell>
          <table:table-cell table:formula="of:=IF([.A16]=384; [.C16];&quot;&quot;)" office:value-type="float" office:value="0.935747">
            <text:p>0,94</text:p>
          </table:table-cell>
          <table:table-cell table:formula="of:=IF([.A16]=512; [.C16];&quot;&quot;)">
            <text:p/>
          </table:table-cell>
          <table:table-cell table:formula="of:=IF([.A16]=1536; [.C16];&quot;&quot;)">
            <text:p/>
          </table:table-cell>
          <table:table-cell table:formula="of:=IF([.A16]=2048; [.C16];&quot;&quot;)">
            <text:p/>
          </table:table-cell>
          <table:table-cell table:formula="of:=IF([.A16]=4096; [.C16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xonotic</text:p>
          </table:table-cell>
          <table:table-cell office:value-type="float" office:value="1.0769">
            <text:p>1,08</text:p>
          </table:table-cell>
          <table:table-cell table:number-columns-repeated="4"/>
          <table:table-cell office:value-type="float" office:value="384">
            <text:p>384</text:p>
          </table:table-cell>
          <table:table-cell office:value-type="string">
            <text:p>cim2</text:p>
          </table:table-cell>
          <table:table-cell table:formula="of:=IF([.A17]=256; [.C17];&quot;&quot;)">
            <text:p/>
          </table:table-cell>
          <table:table-cell table:formula="of:=IF([.A17]=384; [.C17];&quot;&quot;)" office:value-type="float" office:value="0.963517">
            <text:p>0,96</text:p>
          </table:table-cell>
          <table:table-cell table:formula="of:=IF([.A17]=512; [.C17];&quot;&quot;)">
            <text:p/>
          </table:table-cell>
          <table:table-cell table:formula="of:=IF([.A17]=1536; [.C17];&quot;&quot;)">
            <text:p/>
          </table:table-cell>
          <table:table-cell table:formula="of:=IF([.A17]=2048; [.C17];&quot;&quot;)">
            <text:p/>
          </table:table-cell>
          <table:table-cell table:formula="of:=IF([.A17]=4096; [.C1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kyrim</text:p>
          </table:table-cell>
          <table:table-cell office:value-type="float" office:value="1.13336">
            <text:p>1,13</text:p>
          </table:table-cell>
          <table:table-cell table:number-columns-repeated="4"/>
          <table:table-cell office:value-type="float" office:value="384">
            <text:p>384</text:p>
          </table:table-cell>
          <table:table-cell office:value-type="string">
            <text:p>anna</text:p>
          </table:table-cell>
          <table:table-cell table:formula="of:=IF([.A18]=256; [.C18];&quot;&quot;)">
            <text:p/>
          </table:table-cell>
          <table:table-cell table:formula="of:=IF([.A18]=384; [.C18];&quot;&quot;)" office:value-type="float" office:value="1.135">
            <text:p>1,14</text:p>
          </table:table-cell>
          <table:table-cell table:formula="of:=IF([.A18]=512; [.C18];&quot;&quot;)">
            <text:p/>
          </table:table-cell>
          <table:table-cell table:formula="of:=IF([.A18]=1536; [.C18];&quot;&quot;)">
            <text:p/>
          </table:table-cell>
          <table:table-cell table:formula="of:=IF([.A18]=2048; [.C18];&quot;&quot;)">
            <text:p/>
          </table:table-cell>
          <table:table-cell table:formula="of:=IF([.A18]=4096; [.C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pa</text:p>
          </table:table-cell>
          <table:table-cell office:value-type="float" office:value="1.20831">
            <text:p>1,21</text:p>
          </table:table-cell>
          <table:table-cell table:number-columns-repeated="4"/>
          <table:table-cell office:value-type="float" office:value="384">
            <text:p>384</text:p>
          </table:table-cell>
          <table:table-cell office:value-type="string">
            <text:p>xonotic</text:p>
          </table:table-cell>
          <table:table-cell table:formula="of:=IF([.A19]=256; [.C19];&quot;&quot;)">
            <text:p/>
          </table:table-cell>
          <table:table-cell table:formula="of:=IF([.A19]=384; [.C19];&quot;&quot;)" office:value-type="float" office:value="1.33819">
            <text:p>1,34</text:p>
          </table:table-cell>
          <table:table-cell table:formula="of:=IF([.A19]=512; [.C19];&quot;&quot;)">
            <text:p/>
          </table:table-cell>
          <table:table-cell table:formula="of:=IF([.A19]=1536; [.C19];&quot;&quot;)">
            <text:p/>
          </table:table-cell>
          <table:table-cell table:formula="of:=IF([.A19]=2048; [.C19];&quot;&quot;)">
            <text:p/>
          </table:table-cell>
          <table:table-cell table:formula="of:=IF([.A19]=4096; [.C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osmos</text:p>
          </table:table-cell>
          <table:table-cell office:value-type="float" office:value="0.855477">
            <text:p>0,86</text:p>
          </table:table-cell>
          <table:table-cell table:number-columns-repeated="4"/>
          <table:table-cell office:value-type="float" office:value="384">
            <text:p>384</text:p>
          </table:table-cell>
          <table:table-cell office:value-type="string">
            <text:p>skyrim</text:p>
          </table:table-cell>
          <table:table-cell table:formula="of:=IF([.A20]=256; [.C20];&quot;&quot;)">
            <text:p/>
          </table:table-cell>
          <table:table-cell table:formula="of:=IF([.A20]=384; [.C20];&quot;&quot;)" office:value-type="float" office:value="1.35893">
            <text:p>1,36</text:p>
          </table:table-cell>
          <table:table-cell table:formula="of:=IF([.A20]=512; [.C20];&quot;&quot;)">
            <text:p/>
          </table:table-cell>
          <table:table-cell table:formula="of:=IF([.A20]=1536; [.C20];&quot;&quot;)">
            <text:p/>
          </table:table-cell>
          <table:table-cell table:formula="of:=IF([.A20]=2048; [.C20];&quot;&quot;)">
            <text:p/>
          </table:table-cell>
          <table:table-cell table:formula="of:=IF([.A20]=4096; [.C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splice</text:p>
          </table:table-cell>
          <table:table-cell office:value-type="float" office:value="0.978826">
            <text:p>0,98</text:p>
          </table:table-cell>
          <table:table-cell table:number-columns-repeated="4"/>
          <table:table-cell office:value-type="float" office:value="512">
            <text:p>512</text:p>
          </table:table-cell>
          <table:table-cell office:value-type="string">
            <text:p>youshould</text:p>
          </table:table-cell>
          <table:table-cell table:formula="of:=IF([.A21]=256; [.C21];&quot;&quot;)">
            <text:p/>
          </table:table-cell>
          <table:table-cell table:formula="of:=IF([.A21]=384; [.C21];&quot;&quot;)">
            <text:p/>
          </table:table-cell>
          <table:table-cell table:formula="of:=IF([.A21]=512; [.C21];&quot;&quot;)" office:value-type="float" office:value="0.975603">
            <text:p>0,98</text:p>
          </table:table-cell>
          <table:table-cell table:formula="of:=IF([.A21]=1536; [.C21];&quot;&quot;)">
            <text:p/>
          </table:table-cell>
          <table:table-cell table:formula="of:=IF([.A21]=2048; [.C21];&quot;&quot;)">
            <text:p/>
          </table:table-cell>
          <table:table-cell table:formula="of:=IF([.A21]=4096; [.C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aaa</text:p>
          </table:table-cell>
          <table:table-cell office:value-type="float" office:value="0.959422">
            <text:p>0,96</text:p>
          </table:table-cell>
          <table:table-cell table:number-columns-repeated="4"/>
          <table:table-cell office:value-type="float" office:value="512">
            <text:p>512</text:p>
          </table:table-cell>
          <table:table-cell office:value-type="string">
            <text:p>fr-043</text:p>
          </table:table-cell>
          <table:table-cell table:formula="of:=IF([.A22]=256; [.C22];&quot;&quot;)">
            <text:p/>
          </table:table-cell>
          <table:table-cell table:formula="of:=IF([.A22]=384; [.C22];&quot;&quot;)">
            <text:p/>
          </table:table-cell>
          <table:table-cell table:formula="of:=IF([.A22]=512; [.C22];&quot;&quot;)" office:value-type="float" office:value="0.984973">
            <text:p>0,98</text:p>
          </table:table-cell>
          <table:table-cell table:formula="of:=IF([.A22]=1536; [.C22];&quot;&quot;)">
            <text:p/>
          </table:table-cell>
          <table:table-cell table:formula="of:=IF([.A22]=2048; [.C22];&quot;&quot;)">
            <text:p/>
          </table:table-cell>
          <table:table-cell table:formula="of:=IF([.A22]=4096; [.C2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osmos</text:p>
          </table:table-cell>
          <table:table-cell office:value-type="float" office:value="0.964474">
            <text:p>0,96</text:p>
          </table:table-cell>
          <table:table-cell table:number-columns-repeated="4"/>
          <table:table-cell office:value-type="float" office:value="512">
            <text:p>512</text:p>
          </table:table-cell>
          <table:table-cell office:value-type="string">
            <text:p>xonotic</text:p>
          </table:table-cell>
          <table:table-cell table:formula="of:=IF([.A23]=256; [.C23];&quot;&quot;)">
            <text:p/>
          </table:table-cell>
          <table:table-cell table:formula="of:=IF([.A23]=384; [.C23];&quot;&quot;)">
            <text:p/>
          </table:table-cell>
          <table:table-cell table:formula="of:=IF([.A23]=512; [.C23];&quot;&quot;)" office:value-type="float" office:value="1.0769">
            <text:p>1,08</text:p>
          </table:table-cell>
          <table:table-cell table:formula="of:=IF([.A23]=1536; [.C23];&quot;&quot;)">
            <text:p/>
          </table:table-cell>
          <table:table-cell table:formula="of:=IF([.A23]=2048; [.C23];&quot;&quot;)">
            <text:p/>
          </table:table-cell>
          <table:table-cell table:formula="of:=IF([.A23]=4096; [.C2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galconfusion</text:p>
          </table:table-cell>
          <table:table-cell office:value-type="float" office:value="0.976452">
            <text:p>0,98</text:p>
          </table:table-cell>
          <table:table-cell table:number-columns-repeated="4"/>
          <table:table-cell office:value-type="float" office:value="512">
            <text:p>512</text:p>
          </table:table-cell>
          <table:table-cell office:value-type="string">
            <text:p>skyrim</text:p>
          </table:table-cell>
          <table:table-cell table:formula="of:=IF([.A24]=256; [.C24];&quot;&quot;)">
            <text:p/>
          </table:table-cell>
          <table:table-cell table:formula="of:=IF([.A24]=384; [.C24];&quot;&quot;)">
            <text:p/>
          </table:table-cell>
          <table:table-cell table:formula="of:=IF([.A24]=512; [.C24];&quot;&quot;)" office:value-type="float" office:value="1.13336">
            <text:p>1,13</text:p>
          </table:table-cell>
          <table:table-cell table:formula="of:=IF([.A24]=1536; [.C24];&quot;&quot;)">
            <text:p/>
          </table:table-cell>
          <table:table-cell table:formula="of:=IF([.A24]=2048; [.C24];&quot;&quot;)">
            <text:p/>
          </table:table-cell>
          <table:table-cell table:formula="of:=IF([.A24]=4096; [.C2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fez</text:p>
          </table:table-cell>
          <table:table-cell office:value-type="float" office:value="0.983794">
            <text:p>0,98</text:p>
          </table:table-cell>
          <table:table-cell table:number-columns-repeated="4"/>
          <table:table-cell office:value-type="float" office:value="512">
            <text:p>512</text:p>
          </table:table-cell>
          <table:table-cell office:value-type="string">
            <text:p>pa</text:p>
          </table:table-cell>
          <table:table-cell table:formula="of:=IF([.A25]=256; [.C25];&quot;&quot;)">
            <text:p/>
          </table:table-cell>
          <table:table-cell table:formula="of:=IF([.A25]=384; [.C25];&quot;&quot;)">
            <text:p/>
          </table:table-cell>
          <table:table-cell table:formula="of:=IF([.A25]=512; [.C25];&quot;&quot;)" office:value-type="float" office:value="1.20831">
            <text:p>1,21</text:p>
          </table:table-cell>
          <table:table-cell table:formula="of:=IF([.A25]=1536; [.C25];&quot;&quot;)">
            <text:p/>
          </table:table-cell>
          <table:table-cell table:formula="of:=IF([.A25]=2048; [.C25];&quot;&quot;)">
            <text:p/>
          </table:table-cell>
          <table:table-cell table:formula="of:=IF([.A25]=4096; [.C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fr-063</text:p>
          </table:table-cell>
          <table:table-cell office:value-type="float" office:value="0.986198">
            <text:p>0,99</text:p>
          </table:table-cell>
          <table:table-cell table:number-columns-repeated="4"/>
          <table:table-cell office:value-type="float" office:value="1536">
            <text:p>1536</text:p>
          </table:table-cell>
          <table:table-cell office:value-type="string">
            <text:p>osmos</text:p>
          </table:table-cell>
          <table:table-cell table:formula="of:=IF([.A26]=256; [.C26];&quot;&quot;)">
            <text:p/>
          </table:table-cell>
          <table:table-cell table:formula="of:=IF([.A26]=384; [.C26];&quot;&quot;)">
            <text:p/>
          </table:table-cell>
          <table:table-cell table:formula="of:=IF([.A26]=512; [.C26];&quot;&quot;)">
            <text:p/>
          </table:table-cell>
          <table:table-cell table:formula="of:=IF([.A26]=1536; [.C26];&quot;&quot;)" office:value-type="float" office:value="0.855477">
            <text:p>0,86</text:p>
          </table:table-cell>
          <table:table-cell table:formula="of:=IF([.A26]=2048; [.C26];&quot;&quot;)">
            <text:p/>
          </table:table-cell>
          <table:table-cell table:formula="of:=IF([.A26]=4096; [.C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droidassault</text:p>
          </table:table-cell>
          <table:table-cell office:value-type="float" office:value="1.01419">
            <text:p>1,01</text:p>
          </table:table-cell>
          <table:table-cell table:number-columns-repeated="4"/>
          <table:table-cell office:value-type="float" office:value="1536">
            <text:p>1536</text:p>
          </table:table-cell>
          <table:table-cell office:value-type="string">
            <text:p>splice</text:p>
          </table:table-cell>
          <table:table-cell table:formula="of:=IF([.A27]=256; [.C27];&quot;&quot;)">
            <text:p/>
          </table:table-cell>
          <table:table-cell table:formula="of:=IF([.A27]=384; [.C27];&quot;&quot;)">
            <text:p/>
          </table:table-cell>
          <table:table-cell table:formula="of:=IF([.A27]=512; [.C27];&quot;&quot;)">
            <text:p/>
          </table:table-cell>
          <table:table-cell table:formula="of:=IF([.A27]=1536; [.C27];&quot;&quot;)" office:value-type="float" office:value="0.978826">
            <text:p>0,98</text:p>
          </table:table-cell>
          <table:table-cell table:formula="of:=IF([.A27]=2048; [.C27];&quot;&quot;)">
            <text:p/>
          </table:table-cell>
          <table:table-cell table:formula="of:=IF([.A27]=4096; [.C27];&quot;&quot;)">
            <text:p/>
          </table:table-cell>
          <table:table-cell/>
          <table:table-cell>
            <draw:frame table:end-cell-address="Sheet1.U55" table:end-x="2.092cm" table:end-y="0.083cm" draw:z-index="1" draw:style-name="gr1" svg:width="10.672cm" svg:height="9.338cm" svg:x="0.453cm" svg:y="0.101cm">
              <draw:object draw:notify-on-update-of-ranges="Sheet1.I20:Sheet1.I26 Sheet1.K20:Sheet1.K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fortrix2</text:p>
          </table:table-cell>
          <table:table-cell office:value-type="float" office:value="0.973657">
            <text:p>0,97</text:p>
          </table:table-cell>
          <table:table-cell table:number-columns-repeated="4"/>
          <table:table-cell office:value-type="float" office:value="2048">
            <text:p>2048</text:p>
          </table:table-cell>
          <table:table-cell office:value-type="string">
            <text:p>aaa</text:p>
          </table:table-cell>
          <table:table-cell table:formula="of:=IF([.A28]=256; [.C28];&quot;&quot;)">
            <text:p/>
          </table:table-cell>
          <table:table-cell table:formula="of:=IF([.A28]=384; [.C28];&quot;&quot;)">
            <text:p/>
          </table:table-cell>
          <table:table-cell table:formula="of:=IF([.A28]=512; [.C28];&quot;&quot;)">
            <text:p/>
          </table:table-cell>
          <table:table-cell table:formula="of:=IF([.A28]=1536; [.C28];&quot;&quot;)">
            <text:p/>
          </table:table-cell>
          <table:table-cell table:formula="of:=IF([.A28]=2048; [.C28];&quot;&quot;)" office:value-type="float" office:value="0.959422">
            <text:p>0,96</text:p>
          </table:table-cell>
          <table:table-cell table:formula="of:=IF([.A28]=4096; [.C28];&quot;&quot;)">
            <text:p/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4"/>
          <table:table-cell office:value-type="float" office:value="2048">
            <text:p>2048</text:p>
          </table:table-cell>
          <table:table-cell office:value-type="string">
            <text:p>osmos</text:p>
          </table:table-cell>
          <table:table-cell table:formula="of:=IF([.A29]=256; [.C29];&quot;&quot;)">
            <text:p/>
          </table:table-cell>
          <table:table-cell table:formula="of:=IF([.A29]=384; [.C29];&quot;&quot;)">
            <text:p/>
          </table:table-cell>
          <table:table-cell table:formula="of:=IF([.A29]=512; [.C29];&quot;&quot;)">
            <text:p/>
          </table:table-cell>
          <table:table-cell table:formula="of:=IF([.A29]=1536; [.C29];&quot;&quot;)">
            <text:p/>
          </table:table-cell>
          <table:table-cell table:formula="of:=IF([.A29]=2048; [.C29];&quot;&quot;)" office:value-type="float" office:value="0.964474">
            <text:p>0,96</text:p>
          </table:table-cell>
          <table:table-cell table:formula="of:=IF([.A29]=4096; [.C29];&quot;&quot;)">
            <text:p/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4"/>
          <table:table-cell office:value-type="float" office:value="2048">
            <text:p>2048</text:p>
          </table:table-cell>
          <table:table-cell office:value-type="string">
            <text:p>galconfusion</text:p>
          </table:table-cell>
          <table:table-cell table:formula="of:=IF([.A30]=256; [.C30];&quot;&quot;)">
            <text:p/>
          </table:table-cell>
          <table:table-cell table:formula="of:=IF([.A30]=384; [.C30];&quot;&quot;)">
            <text:p/>
          </table:table-cell>
          <table:table-cell table:formula="of:=IF([.A30]=512; [.C30];&quot;&quot;)">
            <text:p/>
          </table:table-cell>
          <table:table-cell table:formula="of:=IF([.A30]=1536; [.C30];&quot;&quot;)">
            <text:p/>
          </table:table-cell>
          <table:table-cell table:formula="of:=IF([.A30]=2048; [.C30];&quot;&quot;)" office:value-type="float" office:value="0.976452">
            <text:p>0,98</text:p>
          </table:table-cell>
          <table:table-cell table:formula="of:=IF([.A30]=4096; [.C30];&quot;&quot;)">
            <text:p/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4"/>
          <table:table-cell office:value-type="float" office:value="2048">
            <text:p>2048</text:p>
          </table:table-cell>
          <table:table-cell office:value-type="string">
            <text:p>fez</text:p>
          </table:table-cell>
          <table:table-cell table:formula="of:=IF([.A31]=256; [.C31];&quot;&quot;)">
            <text:p/>
          </table:table-cell>
          <table:table-cell table:formula="of:=IF([.A31]=384; [.C31];&quot;&quot;)">
            <text:p/>
          </table:table-cell>
          <table:table-cell table:formula="of:=IF([.A31]=512; [.C31];&quot;&quot;)">
            <text:p/>
          </table:table-cell>
          <table:table-cell table:formula="of:=IF([.A31]=1536; [.C31];&quot;&quot;)">
            <text:p/>
          </table:table-cell>
          <table:table-cell table:formula="of:=IF([.A31]=2048; [.C31];&quot;&quot;)" office:value-type="float" office:value="0.983794">
            <text:p>0,98</text:p>
          </table:table-cell>
          <table:table-cell table:formula="of:=IF([.A31]=4096; [.C31];&quot;&quot;)">
            <text:p/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4"/>
          <table:table-cell office:value-type="float" office:value="2048">
            <text:p>2048</text:p>
          </table:table-cell>
          <table:table-cell office:value-type="string">
            <text:p>fr-063</text:p>
          </table:table-cell>
          <table:table-cell table:formula="of:=IF([.A32]=256; [.C32];&quot;&quot;)">
            <text:p/>
          </table:table-cell>
          <table:table-cell table:formula="of:=IF([.A32]=384; [.C32];&quot;&quot;)">
            <text:p/>
          </table:table-cell>
          <table:table-cell table:formula="of:=IF([.A32]=512; [.C32];&quot;&quot;)">
            <text:p/>
          </table:table-cell>
          <table:table-cell table:formula="of:=IF([.A32]=1536; [.C32];&quot;&quot;)">
            <text:p/>
          </table:table-cell>
          <table:table-cell table:formula="of:=IF([.A32]=2048; [.C32];&quot;&quot;)" office:value-type="float" office:value="0.986198">
            <text:p>0,99</text:p>
          </table:table-cell>
          <table:table-cell table:formula="of:=IF([.A32]=4096; [.C32];&quot;&quot;)">
            <text:p/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4"/>
          <table:table-cell office:value-type="float" office:value="2048">
            <text:p>2048</text:p>
          </table:table-cell>
          <table:table-cell office:value-type="string">
            <text:p>droidassault</text:p>
          </table:table-cell>
          <table:table-cell table:formula="of:=IF([.A33]=256; [.C33];&quot;&quot;)">
            <text:p/>
          </table:table-cell>
          <table:table-cell table:formula="of:=IF([.A33]=384; [.C33];&quot;&quot;)">
            <text:p/>
            <draw:frame table:end-cell-address="Sheet1.N56" table:end-x="2.24cm" table:end-y="0.133cm" draw:z-index="2" draw:style-name="gr1" svg:width="8.009cm" svg:height="6.99cm" svg:x="1.006cm" svg:y="0.372cm">
              <draw:object draw:notify-on-update-of-ranges="Sheet1.I27:Sheet1.I31 Sheet1.L27:Sheet1.L3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formula="of:=IF([.A33]=512; [.C33];&quot;&quot;)">
            <text:p/>
          </table:table-cell>
          <table:table-cell table:formula="of:=IF([.A33]=1536; [.C33];&quot;&quot;)">
            <text:p/>
          </table:table-cell>
          <table:table-cell table:formula="of:=IF([.A33]=2048; [.C33];&quot;&quot;)" office:value-type="float" office:value="1.01419">
            <text:p>1,01</text:p>
          </table:table-cell>
          <table:table-cell table:formula="of:=IF([.A33]=4096; [.C33];&quot;&quot;)">
            <text:p/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4"/>
          <table:table-cell office:value-type="float" office:value="4096">
            <text:p>4096</text:p>
          </table:table-cell>
          <table:table-cell office:value-type="string">
            <text:p>fortrix2</text:p>
          </table:table-cell>
          <table:table-cell table:formula="of:=IF([.A34]=256; [.C34];&quot;&quot;)">
            <text:p/>
          </table:table-cell>
          <table:table-cell table:formula="of:=IF([.A34]=384; [.C34];&quot;&quot;)">
            <text:p/>
          </table:table-cell>
          <table:table-cell table:formula="of:=IF([.A34]=512; [.C34];&quot;&quot;)">
            <text:p/>
          </table:table-cell>
          <table:table-cell table:formula="of:=IF([.A34]=1536; [.C34];&quot;&quot;)">
            <text:p/>
          </table:table-cell>
          <table:table-cell table:formula="of:=IF([.A34]=2048; [.C34];&quot;&quot;)">
            <text:p/>
          </table:table-cell>
          <table:table-cell table:formula="of:=IF([.A34]=4096; [.C34];&quot;&quot;)" office:value-type="float" office:value="0.973657">
            <text:p>0,97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8"/>
          <table:table-cell table:formula="of:=IF([.A35]=512; [.C35];&quot;&quot;)">
            <text:p/>
          </table:table-cell>
          <table:table-cell/>
          <table:table-cell table:formula="of:=IF([.A35]=2048; [.C35];&quot;&quot;)">
            <text:p/>
          </table:table-cell>
          <table:table-cell table:formula="of:=IF([.A35]=4096; [.C35];&quot;&quot;)"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IF([.A36]=2048; [.C36];&quot;&quot;)">
            <text:p/>
          </table:table-cell>
          <table:table-cell table:formula="of:=IF([.A36]=4096; [.C36];&quot;&quot;)">
            <text:p/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A37]=4096; [.C37];&quot;&quot;)">
            <text:p/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A38]=4096; [.C38];&quot;&quot;)">
            <text:p/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A39]=4096; [.C39];&quot;&quot;)">
            <text:p/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A40]=4096; [.C40];&quot;&quot;)">
            <text:p/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A41]=4096; [.C41];&quot;&quot;)">
            <text:p/>
          </table:table-cell>
          <table:table-cell table:number-columns-repeated="2"/>
        </table:table-row>
      </table:table>
      <table:database-ranges>
        <table:database-range table:target-range-address="Sheet1.I7:Sheet1.O8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8.04.2014</text:date>, <text:time>19:4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4-08T19:41:35</dc:date>
    <meta:generator>OpenOffice.org/3.2$Unix OpenOffice.org_project/320m12$Build-9483</meta:generator>
    <meta:editing-duration>PT00H00M25S</meta:editing-duration>
    <meta:editing-cycles>1</meta:editing-cycles>
    <meta:document-statistic meta:table-count="1" meta:cell-count="4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.6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78cm" svg:height="10.341cm" xlink:href=".." chart:class="chart:bar" chart:style-name="ch1">
        <chart:title svg:x="7.061cm" svg:y="0.207cm" chart:style-name="ch2">
          <text:p>256 mb</text:p>
        </chart:title>
        <chart:plot-area chart:style-name="ch3" table:cell-range-address="Sheet1.I7:Sheet1.J19" chart:data-source-has-labels="column" svg:x="0.311cm" svg:y="0.916cm" svg:width="14.956cm" svg:height="9.219cm">
          <chart:axis chart:dimension="x" chart:name="primary-x" chart:style-name="ch4">
            <chart:categories table:cell-range-address="Sheet1.I7:Sheet1.I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7:Sheet1.J19" chart:class="chart:bar">
            <chart:data-point chart:style-name="ch8" chart:repeated="4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 text:id="Sheet1.I7:Sheet1.I19">droidassault</text:p>
              </table:table-cell>
              <table:table-cell office:value-type="float" office:value="0.714645">
                <text:p text:id="Sheet1.J7:Sheet1.J19">0.714645</text:p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0.750446">
                <text:p>0.750446</text:p>
              </table:table-cell>
            </table:table-row>
            <table:table-row>
              <table:table-cell office:value-type="string">
                <text:p>fr-063</text:p>
              </table:table-cell>
              <table:table-cell office:value-type="float" office:value="0.945072">
                <text:p>0.945072</text:p>
              </table:table-cell>
            </table:table-row>
            <table:table-row>
              <table:table-cell office:value-type="string">
                <text:p>minecraft2</text:p>
              </table:table-cell>
              <table:table-cell office:value-type="float" office:value="0.966246">
                <text:p>0.966246</text:p>
              </table:table-cell>
            </table:table-row>
            <table:table-row>
              <table:table-cell office:value-type="string">
                <text:p>cim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amnesiamfp</text:p>
              </table:table-cell>
              <table:table-cell office:value-type="float" office:value="1.02418">
                <text:p>1.02418</text:p>
              </table:table-cell>
            </table:table-row>
            <table:table-row>
              <table:table-cell office:value-type="string">
                <text:p>fr-043</text:p>
              </table:table-cell>
              <table:table-cell office:value-type="float" office:value="1.0478">
                <text:p>1.0478</text:p>
              </table:table-cell>
            </table:table-row>
            <table:table-row>
              <table:table-cell office:value-type="string">
                <text:p>heaven2</text:p>
              </table:table-cell>
              <table:table-cell office:value-type="float" office:value="1.07322">
                <text:p>1.07322</text:p>
              </table:table-cell>
            </table:table-row>
            <table:table-row>
              <table:table-cell office:value-type="string">
                <text:p>cim2</text:p>
              </table:table-cell>
              <table:table-cell office:value-type="float" office:value="1.08001">
                <text:p>1.08001</text:p>
              </table:table-cell>
            </table:table-row>
            <table:table-row>
              <table:table-cell office:value-type="string">
                <text:p>anna</text:p>
              </table:table-cell>
              <table:table-cell office:value-type="float" office:value="1.23839">
                <text:p>1.23839</text:p>
              </table:table-cell>
            </table:table-row>
            <table:table-row>
              <table:table-cell office:value-type="string">
                <text:p>heaven</text:p>
              </table:table-cell>
              <table:table-cell office:value-type="float" office:value="1.2863">
                <text:p>1.2863</text:p>
              </table:table-cell>
            </table:table-row>
            <table:table-row>
              <table:table-cell office:value-type="string">
                <text:p>skyrim</text:p>
              </table:table-cell>
              <table:table-cell office:value-type="float" office:value="1.4045">
                <text:p>1.4045</text:p>
              </table:table-cell>
            </table:table-row>
            <table:table-row>
              <table:table-cell office:value-type="string">
                <text:p>xonotic</text:p>
              </table:table-cell>
              <table:table-cell office:value-type="float" office:value="1.6638">
                <text:p>1.6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.6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73cm" svg:height="9.339cm" xlink:href=".." chart:class="chart:bar" chart:style-name="ch1">
        <chart:title svg:x="4.608cm" svg:y="0.187cm" chart:style-name="ch2">
          <text:p>384 mb</text:p>
        </chart:title>
        <chart:plot-area chart:style-name="ch3" table:cell-range-address="Sheet1.I20:Sheet1.I26 Sheet1.K20:Sheet1.K26" chart:data-source-has-labels="column" svg:x="0.213cm" svg:y="0.876cm" svg:width="10.247cm" svg:height="8.277cm">
          <chart:axis chart:dimension="x" chart:name="primary-x" chart:style-name="ch4">
            <chart:categories table:cell-range-address="Sheet1.I20:Sheet1.I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20:Sheet1.K26" chart:class="chart:bar">
            <chart:data-point chart:style-name="ch8" chart:repeated="4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 text:id="Sheet1.I20:Sheet1.I26">fr-043</text:p>
              </table:table-cell>
              <table:table-cell office:value-type="float" office:value="0.810997">
                <text:p text:id="Sheet1.K20:Sheet1.K26">0.810997</text:p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0.829961">
                <text:p>0.829961</text:p>
              </table:table-cell>
            </table:table-row>
            <table:table-row>
              <table:table-cell office:value-type="string">
                <text:p>youshould</text:p>
              </table:table-cell>
              <table:table-cell office:value-type="float" office:value="0.935747">
                <text:p>0.935747</text:p>
              </table:table-cell>
            </table:table-row>
            <table:table-row>
              <table:table-cell office:value-type="string">
                <text:p>cim2</text:p>
              </table:table-cell>
              <table:table-cell office:value-type="float" office:value="0.963517">
                <text:p>0.963517</text:p>
              </table:table-cell>
            </table:table-row>
            <table:table-row>
              <table:table-cell office:value-type="string">
                <text:p>anna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xonotic</text:p>
              </table:table-cell>
              <table:table-cell office:value-type="float" office:value="1.33819">
                <text:p>1.33819</text:p>
              </table:table-cell>
            </table:table-row>
            <table:table-row>
              <table:table-cell office:value-type="string">
                <text:p>skyrim</text:p>
              </table:table-cell>
              <table:table-cell office:value-type="float" office:value="1.35893">
                <text:p>1.358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.6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1cm" svg:height="6.991cm" xlink:href=".." chart:class="chart:bar" chart:style-name="ch1">
        <chart:title svg:x="3.277cm" svg:y="0.14cm" chart:style-name="ch2">
          <text:p>512 mb</text:p>
        </chart:title>
        <chart:plot-area chart:style-name="ch3" table:cell-range-address="Sheet1.I27:Sheet1.I31 Sheet1.L27:Sheet1.L31" chart:data-source-has-labels="column" svg:x="0.16cm" svg:y="0.782cm" svg:width="7.69cm" svg:height="6.07cm">
          <chart:axis chart:dimension="x" chart:name="primary-x" chart:style-name="ch4">
            <chart:categories table:cell-range-address="Sheet1.I27:Sheet1.I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7:Sheet1.L31" chart:class="chart:bar">
            <chart:data-point chart:style-name="ch8" chart:repeated="2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 text:id="Sheet1.I27:Sheet1.I31">youshould</text:p>
              </table:table-cell>
              <table:table-cell office:value-type="float" office:value="0.975603">
                <text:p text:id="Sheet1.L27:Sheet1.L31">0.975603</text:p>
              </table:table-cell>
            </table:table-row>
            <table:table-row>
              <table:table-cell office:value-type="string">
                <text:p>fr-043</text:p>
              </table:table-cell>
              <table:table-cell office:value-type="float" office:value="0.984973">
                <text:p>0.984973</text:p>
              </table:table-cell>
            </table:table-row>
            <table:table-row>
              <table:table-cell office:value-type="string">
                <text:p>xonotic</text:p>
              </table:table-cell>
              <table:table-cell office:value-type="float" office:value="1.0769">
                <text:p>1.0769</text:p>
              </table:table-cell>
            </table:table-row>
            <table:table-row>
              <table:table-cell office:value-type="string">
                <text:p>skyrim</text:p>
              </table:table-cell>
              <table:table-cell office:value-type="float" office:value="1.13336">
                <text:p>1.13336</text:p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1.20831">
                <text:p>1.208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